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le">
      <style:table-properties table:display="true" style:writing-mode="lr-tb"/>
    </style:style>
    <style:style style:name="ce1" style:family="table-cell" style:parent-style-name="Default">
      <style:table-cell-properties fo:border-bottom="0.74pt solid #2196f3" fo:background-color="#e3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2196f3" fo:background-color="#bbdef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0.74pt solid #2196f3" style:direction="ltr" fo:border-right="0.74pt solid #2196f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Categories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001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002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003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004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" calcext:value-type="float">
            <text:p>005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" calcext:value-type="float">
            <text:p>006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7" calcext:value-type="float">
            <text:p>007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8" calcext:value-type="float">
            <text:p>008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9" calcext:value-type="float">
            <text:p>009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0" calcext:value-type="float">
            <text:p>010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1" calcext:value-type="float">
            <text:p>011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2" calcext:value-type="float">
            <text:p>012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3" calcext:value-type="float">
            <text:p>013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4" calcext:value-type="float">
            <text:p>014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5" calcext:value-type="float">
            <text:p>015.</text:p>
          </table:table-cell>
          <table:table-cell table:style-name="ce4" office:value-type="date" office:date-value="2017-02-19" calcext:value-type="date">
            <text:p>19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6" calcext:value-type="float">
            <text:p>016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7" calcext:value-type="float">
            <text:p>017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8" calcext:value-type="float">
            <text:p>018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9" calcext:value-type="float">
            <text:p>019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0" calcext:value-type="float">
            <text:p>020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1" calcext:value-type="float">
            <text:p>021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2" calcext:value-type="float">
            <text:p>022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3" calcext:value-type="float">
            <text:p>023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4" calcext:value-type="float">
            <text:p>024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5" calcext:value-type="float">
            <text:p>025.</text:p>
          </table:table-cell>
          <table:table-cell table:style-name="ce4" office:value-type="date" office:date-value="2017-02-20" calcext:value-type="date">
            <text:p>20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6" calcext:value-type="float">
            <text:p>026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027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028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029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030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1" calcext:value-type="float">
            <text:p>031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032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033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034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035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036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037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038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039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040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041.</text:p>
          </table:table-cell>
          <table:table-cell table:style-name="ce4" office:value-type="date" office:date-value="2017-02-21" calcext:value-type="date">
            <text:p>21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042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043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044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045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6" calcext:value-type="float">
            <text:p>046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7" calcext:value-type="float">
            <text:p>047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8" calcext:value-type="float">
            <text:p>048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9" calcext:value-type="float">
            <text:p>049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0" calcext:value-type="float">
            <text:p>050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1" calcext:value-type="float">
            <text:p>051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2" calcext:value-type="float">
            <text:p>052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3" calcext:value-type="float">
            <text:p>053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4" calcext:value-type="float">
            <text:p>054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5" calcext:value-type="float">
            <text:p>055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6" calcext:value-type="float">
            <text:p>056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7" calcext:value-type="float">
            <text:p>057.</text:p>
          </table:table-cell>
          <table:table-cell table:style-name="ce4" office:value-type="date" office:date-value="2017-02-22" calcext:value-type="date">
            <text:p>22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8" calcext:value-type="float">
            <text:p>058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9" calcext:value-type="float">
            <text:p>059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0" calcext:value-type="float">
            <text:p>060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1" calcext:value-type="float">
            <text:p>061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2" calcext:value-type="float">
            <text:p>062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3" calcext:value-type="float">
            <text:p>063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4" calcext:value-type="float">
            <text:p>064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5" calcext:value-type="float">
            <text:p>065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6" calcext:value-type="float">
            <text:p>066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7" calcext:value-type="float">
            <text:p>067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8" calcext:value-type="float">
            <text:p>068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9" calcext:value-type="float">
            <text:p>069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0" calcext:value-type="float">
            <text:p>070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1" calcext:value-type="float">
            <text:p>071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2" calcext:value-type="float">
            <text:p>072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3" calcext:value-type="float">
            <text:p>073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4" calcext:value-type="float">
            <text:p>074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5" calcext:value-type="float">
            <text:p>075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6" calcext:value-type="float">
            <text:p>076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77" calcext:value-type="float">
            <text:p>077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8" calcext:value-type="float">
            <text:p>078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9" calcext:value-type="float">
            <text:p>079.</text:p>
          </table:table-cell>
          <table:table-cell table:style-name="ce4" office:value-type="date" office:date-value="2017-02-23" calcext:value-type="date">
            <text:p>23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80" calcext:value-type="float">
            <text:p>080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81" calcext:value-type="float">
            <text:p>081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82" calcext:value-type="float">
            <text:p>082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83" calcext:value-type="float">
            <text:p>083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84" calcext:value-type="float">
            <text:p>084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85" calcext:value-type="float">
            <text:p>085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86" calcext:value-type="float">
            <text:p>086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87" calcext:value-type="float">
            <text:p>087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88" calcext:value-type="float">
            <text:p>088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89" calcext:value-type="float">
            <text:p>089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90" calcext:value-type="float">
            <text:p>090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91" calcext:value-type="float">
            <text:p>091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92" calcext:value-type="float">
            <text:p>092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93" calcext:value-type="float">
            <text:p>093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94" calcext:value-type="float">
            <text:p>094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95" calcext:value-type="float">
            <text:p>095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96" calcext:value-type="float">
            <text:p>096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97" calcext:value-type="float">
            <text:p>097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98" calcext:value-type="float">
            <text:p>098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99" calcext:value-type="float">
            <text:p>099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00" calcext:value-type="float">
            <text:p>100.</text:p>
          </table:table-cell>
          <table:table-cell table:style-name="ce4" office:value-type="date" office:date-value="2017-02-24" calcext:value-type="date">
            <text:p>24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01" calcext:value-type="float">
            <text:p>101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02" calcext:value-type="float">
            <text:p>102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03" calcext:value-type="float">
            <text:p>103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04" calcext:value-type="float">
            <text:p>104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05" calcext:value-type="float">
            <text:p>105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06" calcext:value-type="float">
            <text:p>106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07" calcext:value-type="float">
            <text:p>107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08" calcext:value-type="float">
            <text:p>108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09" calcext:value-type="float">
            <text:p>109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10" calcext:value-type="float">
            <text:p>110.</text:p>
          </table:table-cell>
          <table:table-cell table:style-name="ce4" office:value-type="date" office:date-value="2017-02-25" calcext:value-type="date">
            <text:p>25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11" calcext:value-type="float">
            <text:p>111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12" calcext:value-type="float">
            <text:p>112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13" calcext:value-type="float">
            <text:p>113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14" calcext:value-type="float">
            <text:p>114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15" calcext:value-type="float">
            <text:p>115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16" calcext:value-type="float">
            <text:p>116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17" calcext:value-type="float">
            <text:p>117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18" calcext:value-type="float">
            <text:p>118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19" calcext:value-type="float">
            <text:p>119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20" calcext:value-type="float">
            <text:p>120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21" calcext:value-type="float">
            <text:p>121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22" calcext:value-type="float">
            <text:p>122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23" calcext:value-type="float">
            <text:p>123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24" calcext:value-type="float">
            <text:p>124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25" calcext:value-type="float">
            <text:p>125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26" calcext:value-type="float">
            <text:p>126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27" calcext:value-type="float">
            <text:p>127.</text:p>
          </table:table-cell>
          <table:table-cell table:style-name="ce4" office:value-type="date" office:date-value="2017-02-26" calcext:value-type="date">
            <text:p>26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28" calcext:value-type="float">
            <text:p>128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29" calcext:value-type="float">
            <text:p>129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30" calcext:value-type="float">
            <text:p>130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31" calcext:value-type="float">
            <text:p>131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32" calcext:value-type="float">
            <text:p>132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33" calcext:value-type="float">
            <text:p>133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34" calcext:value-type="float">
            <text:p>134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35" calcext:value-type="float">
            <text:p>135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36" calcext:value-type="float">
            <text:p>136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37" calcext:value-type="float">
            <text:p>137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38" calcext:value-type="float">
            <text:p>138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39" calcext:value-type="float">
            <text:p>139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40" calcext:value-type="float">
            <text:p>140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41" calcext:value-type="float">
            <text:p>141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42" calcext:value-type="float">
            <text:p>142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43" calcext:value-type="float">
            <text:p>143.</text:p>
          </table:table-cell>
          <table:table-cell table:style-name="ce4" office:value-type="date" office:date-value="2017-02-27" calcext:value-type="date">
            <text:p>27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44" calcext:value-type="float">
            <text:p>144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45" calcext:value-type="float">
            <text:p>145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46" calcext:value-type="float">
            <text:p>146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47" calcext:value-type="float">
            <text:p>147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48" calcext:value-type="float">
            <text:p>148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49" calcext:value-type="float">
            <text:p>149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50" calcext:value-type="float">
            <text:p>150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51" calcext:value-type="float">
            <text:p>151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52" calcext:value-type="float">
            <text:p>152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53" calcext:value-type="float">
            <text:p>153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54" calcext:value-type="float">
            <text:p>154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55" calcext:value-type="float">
            <text:p>155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56" calcext:value-type="float">
            <text:p>156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57" calcext:value-type="float">
            <text:p>157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58" calcext:value-type="float">
            <text:p>158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59" calcext:value-type="float">
            <text:p>159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60" calcext:value-type="float">
            <text:p>160.</text:p>
          </table:table-cell>
          <table:table-cell table:style-name="ce4" office:value-type="date" office:date-value="2017-02-28" calcext:value-type="date">
            <text:p>28-Feb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61" calcext:value-type="float">
            <text:p>161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62" calcext:value-type="float">
            <text:p>162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63" calcext:value-type="float">
            <text:p>163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64" calcext:value-type="float">
            <text:p>164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65" calcext:value-type="float">
            <text:p>165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66" calcext:value-type="float">
            <text:p>166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67" calcext:value-type="float">
            <text:p>167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68" calcext:value-type="float">
            <text:p>168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69" calcext:value-type="float">
            <text:p>169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70" calcext:value-type="float">
            <text:p>170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71" calcext:value-type="float">
            <text:p>171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72" calcext:value-type="float">
            <text:p>172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73" calcext:value-type="float">
            <text:p>173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74" calcext:value-type="float">
            <text:p>174.</text:p>
          </table:table-cell>
          <table:table-cell table:style-name="ce4" office:value-type="date" office:date-value="2017-03-01" calcext:value-type="date">
            <text:p>0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75" calcext:value-type="float">
            <text:p>175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76" calcext:value-type="float">
            <text:p>176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77" calcext:value-type="float">
            <text:p>177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78" calcext:value-type="float">
            <text:p>178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79" calcext:value-type="float">
            <text:p>179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80" calcext:value-type="float">
            <text:p>180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81" calcext:value-type="float">
            <text:p>181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82" calcext:value-type="float">
            <text:p>182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83" calcext:value-type="float">
            <text:p>183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84" calcext:value-type="float">
            <text:p>184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85" calcext:value-type="float">
            <text:p>185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86" calcext:value-type="float">
            <text:p>186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187" calcext:value-type="float">
            <text:p>187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88" calcext:value-type="float">
            <text:p>188.</text:p>
          </table:table-cell>
          <table:table-cell table:style-name="ce4" office:value-type="date" office:date-value="2017-03-02" calcext:value-type="date">
            <text:p>0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89" calcext:value-type="float">
            <text:p>189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90" calcext:value-type="float">
            <text:p>190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91" calcext:value-type="float">
            <text:p>191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92" calcext:value-type="float">
            <text:p>192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93" calcext:value-type="float">
            <text:p>193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194" calcext:value-type="float">
            <text:p>194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195" calcext:value-type="float">
            <text:p>195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196" calcext:value-type="float">
            <text:p>196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197" calcext:value-type="float">
            <text:p>197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98" calcext:value-type="float">
            <text:p>198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199" calcext:value-type="float">
            <text:p>199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00" calcext:value-type="float">
            <text:p>200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01" calcext:value-type="float">
            <text:p>201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02" calcext:value-type="float">
            <text:p>202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03" calcext:value-type="float">
            <text:p>203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04" calcext:value-type="float">
            <text:p>204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05" calcext:value-type="float">
            <text:p>205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06" calcext:value-type="float">
            <text:p>206.</text:p>
          </table:table-cell>
          <table:table-cell table:style-name="ce4" office:value-type="date" office:date-value="2017-03-03" calcext:value-type="date">
            <text:p>0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07" calcext:value-type="float">
            <text:p>207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08" calcext:value-type="float">
            <text:p>208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09" calcext:value-type="float">
            <text:p>209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10" calcext:value-type="float">
            <text:p>210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11" calcext:value-type="float">
            <text:p>211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12" calcext:value-type="float">
            <text:p>212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13" calcext:value-type="float">
            <text:p>213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14" calcext:value-type="float">
            <text:p>214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15" calcext:value-type="float">
            <text:p>215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16" calcext:value-type="float">
            <text:p>216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17" calcext:value-type="float">
            <text:p>217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18" calcext:value-type="float">
            <text:p>218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19" calcext:value-type="float">
            <text:p>219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20" calcext:value-type="float">
            <text:p>220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21" calcext:value-type="float">
            <text:p>221.</text:p>
          </table:table-cell>
          <table:table-cell table:style-name="ce4" office:value-type="date" office:date-value="2017-03-04" calcext:value-type="date">
            <text:p>0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22" calcext:value-type="float">
            <text:p>222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23" calcext:value-type="float">
            <text:p>223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24" calcext:value-type="float">
            <text:p>224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25" calcext:value-type="float">
            <text:p>225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26" calcext:value-type="float">
            <text:p>226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27" calcext:value-type="float">
            <text:p>227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28" calcext:value-type="float">
            <text:p>228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29" calcext:value-type="float">
            <text:p>229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30" calcext:value-type="float">
            <text:p>230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31" calcext:value-type="float">
            <text:p>231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32" calcext:value-type="float">
            <text:p>232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33" calcext:value-type="float">
            <text:p>233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34" calcext:value-type="float">
            <text:p>234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35" calcext:value-type="float">
            <text:p>235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36" calcext:value-type="float">
            <text:p>236.</text:p>
          </table:table-cell>
          <table:table-cell table:style-name="ce4" office:value-type="date" office:date-value="2017-03-05" calcext:value-type="date">
            <text:p>0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37" calcext:value-type="float">
            <text:p>237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38" calcext:value-type="float">
            <text:p>238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39" calcext:value-type="float">
            <text:p>239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40" calcext:value-type="float">
            <text:p>240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41" calcext:value-type="float">
            <text:p>241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42" calcext:value-type="float">
            <text:p>242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43" calcext:value-type="float">
            <text:p>243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44" calcext:value-type="float">
            <text:p>244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45" calcext:value-type="float">
            <text:p>245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46" calcext:value-type="float">
            <text:p>246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47" calcext:value-type="float">
            <text:p>247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48" calcext:value-type="float">
            <text:p>248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49" calcext:value-type="float">
            <text:p>249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50" calcext:value-type="float">
            <text:p>250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51" calcext:value-type="float">
            <text:p>251.</text:p>
          </table:table-cell>
          <table:table-cell table:style-name="ce4" office:value-type="date" office:date-value="2017-03-06" calcext:value-type="date">
            <text:p>0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52" calcext:value-type="float">
            <text:p>252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53" calcext:value-type="float">
            <text:p>253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54" calcext:value-type="float">
            <text:p>254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55" calcext:value-type="float">
            <text:p>255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56" calcext:value-type="float">
            <text:p>256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57" calcext:value-type="float">
            <text:p>257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58" calcext:value-type="float">
            <text:p>258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59" calcext:value-type="float">
            <text:p>259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60" calcext:value-type="float">
            <text:p>260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61" calcext:value-type="float">
            <text:p>261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62" calcext:value-type="float">
            <text:p>262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63" calcext:value-type="float">
            <text:p>263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64" calcext:value-type="float">
            <text:p>264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65" calcext:value-type="float">
            <text:p>265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66" calcext:value-type="float">
            <text:p>266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67" calcext:value-type="float">
            <text:p>267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68" calcext:value-type="float">
            <text:p>268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69" calcext:value-type="float">
            <text:p>269.</text:p>
          </table:table-cell>
          <table:table-cell table:style-name="ce4" office:value-type="date" office:date-value="2017-03-07" calcext:value-type="date">
            <text:p>0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70" calcext:value-type="float">
            <text:p>270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71" calcext:value-type="float">
            <text:p>271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72" calcext:value-type="float">
            <text:p>272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73" calcext:value-type="float">
            <text:p>273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74" calcext:value-type="float">
            <text:p>274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75" calcext:value-type="float">
            <text:p>275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76" calcext:value-type="float">
            <text:p>276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77" calcext:value-type="float">
            <text:p>277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78" calcext:value-type="float">
            <text:p>278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79" calcext:value-type="float">
            <text:p>279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80" calcext:value-type="float">
            <text:p>280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81" calcext:value-type="float">
            <text:p>281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82" calcext:value-type="float">
            <text:p>282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83" calcext:value-type="float">
            <text:p>283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84" calcext:value-type="float">
            <text:p>284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85" calcext:value-type="float">
            <text:p>285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86" calcext:value-type="float">
            <text:p>286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87" calcext:value-type="float">
            <text:p>287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288" calcext:value-type="float">
            <text:p>288.</text:p>
          </table:table-cell>
          <table:table-cell table:style-name="ce4" office:value-type="date" office:date-value="2017-03-08" calcext:value-type="date">
            <text:p>0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89" calcext:value-type="float">
            <text:p>289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90" calcext:value-type="float">
            <text:p>290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91" calcext:value-type="float">
            <text:p>291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92" calcext:value-type="float">
            <text:p>292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293" calcext:value-type="float">
            <text:p>293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94" calcext:value-type="float">
            <text:p>294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95" calcext:value-type="float">
            <text:p>295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296" calcext:value-type="float">
            <text:p>296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297" calcext:value-type="float">
            <text:p>297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298" calcext:value-type="float">
            <text:p>298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299" calcext:value-type="float">
            <text:p>299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00" calcext:value-type="float">
            <text:p>300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01" calcext:value-type="float">
            <text:p>301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02" calcext:value-type="float">
            <text:p>302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03" calcext:value-type="float">
            <text:p>303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04" calcext:value-type="float">
            <text:p>304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05" calcext:value-type="float">
            <text:p>305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06" calcext:value-type="float">
            <text:p>306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07" calcext:value-type="float">
            <text:p>307.</text:p>
          </table:table-cell>
          <table:table-cell table:style-name="ce4" office:value-type="date" office:date-value="2017-03-09" calcext:value-type="date">
            <text:p>0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08" calcext:value-type="float">
            <text:p>308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09" calcext:value-type="float">
            <text:p>309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10" calcext:value-type="float">
            <text:p>310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11" calcext:value-type="float">
            <text:p>311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12" calcext:value-type="float">
            <text:p>312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13" calcext:value-type="float">
            <text:p>313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14" calcext:value-type="float">
            <text:p>314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15" calcext:value-type="float">
            <text:p>315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16" calcext:value-type="float">
            <text:p>316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17" calcext:value-type="float">
            <text:p>317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18" calcext:value-type="float">
            <text:p>318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19" calcext:value-type="float">
            <text:p>319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20" calcext:value-type="float">
            <text:p>320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21" calcext:value-type="float">
            <text:p>321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22" calcext:value-type="float">
            <text:p>322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23" calcext:value-type="float">
            <text:p>323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24" calcext:value-type="float">
            <text:p>324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25" calcext:value-type="float">
            <text:p>325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26" calcext:value-type="float">
            <text:p>326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27" calcext:value-type="float">
            <text:p>327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28" calcext:value-type="float">
            <text:p>328.</text:p>
          </table:table-cell>
          <table:table-cell table:style-name="ce4" office:value-type="date" office:date-value="2017-03-10" calcext:value-type="date">
            <text:p>1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29" calcext:value-type="float">
            <text:p>329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30" calcext:value-type="float">
            <text:p>330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31" calcext:value-type="float">
            <text:p>331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32" calcext:value-type="float">
            <text:p>332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33" calcext:value-type="float">
            <text:p>333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34" calcext:value-type="float">
            <text:p>334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35" calcext:value-type="float">
            <text:p>335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36" calcext:value-type="float">
            <text:p>336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37" calcext:value-type="float">
            <text:p>337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38" calcext:value-type="float">
            <text:p>338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39" calcext:value-type="float">
            <text:p>339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40" calcext:value-type="float">
            <text:p>340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41" calcext:value-type="float">
            <text:p>341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42" calcext:value-type="float">
            <text:p>342.</text:p>
          </table:table-cell>
          <table:table-cell table:style-name="ce4" office:value-type="date" office:date-value="2017-03-11" calcext:value-type="date">
            <text:p>1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43" calcext:value-type="float">
            <text:p>343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44" calcext:value-type="float">
            <text:p>344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45" calcext:value-type="float">
            <text:p>345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46" calcext:value-type="float">
            <text:p>346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47" calcext:value-type="float">
            <text:p>347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48" calcext:value-type="float">
            <text:p>348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49" calcext:value-type="float">
            <text:p>349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50" calcext:value-type="float">
            <text:p>350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51" calcext:value-type="float">
            <text:p>351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52" calcext:value-type="float">
            <text:p>352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53" calcext:value-type="float">
            <text:p>353.</text:p>
          </table:table-cell>
          <table:table-cell table:style-name="ce4" office:value-type="date" office:date-value="2017-03-12" calcext:value-type="date">
            <text:p>1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54" calcext:value-type="float">
            <text:p>354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55" calcext:value-type="float">
            <text:p>355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56" calcext:value-type="float">
            <text:p>356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57" calcext:value-type="float">
            <text:p>357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58" calcext:value-type="float">
            <text:p>358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59" calcext:value-type="float">
            <text:p>359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60" calcext:value-type="float">
            <text:p>360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61" calcext:value-type="float">
            <text:p>361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62" calcext:value-type="float">
            <text:p>362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63" calcext:value-type="float">
            <text:p>363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64" calcext:value-type="float">
            <text:p>364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65" calcext:value-type="float">
            <text:p>365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66" calcext:value-type="float">
            <text:p>366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67" calcext:value-type="float">
            <text:p>367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68" calcext:value-type="float">
            <text:p>368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69" calcext:value-type="float">
            <text:p>369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70" calcext:value-type="float">
            <text:p>370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71" calcext:value-type="float">
            <text:p>371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72" calcext:value-type="float">
            <text:p>372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73" calcext:value-type="float">
            <text:p>373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74" calcext:value-type="float">
            <text:p>374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75" calcext:value-type="float">
            <text:p>375.</text:p>
          </table:table-cell>
          <table:table-cell table:style-name="ce4" office:value-type="date" office:date-value="2017-03-13" calcext:value-type="date">
            <text:p>1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76" calcext:value-type="float">
            <text:p>376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77" calcext:value-type="float">
            <text:p>377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78" calcext:value-type="float">
            <text:p>378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79" calcext:value-type="float">
            <text:p>379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80" calcext:value-type="float">
            <text:p>380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81" calcext:value-type="float">
            <text:p>381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82" calcext:value-type="float">
            <text:p>382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83" calcext:value-type="float">
            <text:p>383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84" calcext:value-type="float">
            <text:p>384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85" calcext:value-type="float">
            <text:p>385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86" calcext:value-type="float">
            <text:p>386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387" calcext:value-type="float">
            <text:p>387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88" calcext:value-type="float">
            <text:p>388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89" calcext:value-type="float">
            <text:p>389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90" calcext:value-type="float">
            <text:p>390.</text:p>
          </table:table-cell>
          <table:table-cell table:style-name="ce4" office:value-type="date" office:date-value="2017-03-14" calcext:value-type="date">
            <text:p>14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91" calcext:value-type="float">
            <text:p>391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92" calcext:value-type="float">
            <text:p>392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93" calcext:value-type="float">
            <text:p>393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394" calcext:value-type="float">
            <text:p>394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95" calcext:value-type="float">
            <text:p>395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396" calcext:value-type="float">
            <text:p>396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397" calcext:value-type="float">
            <text:p>397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398" calcext:value-type="float">
            <text:p>398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399" calcext:value-type="float">
            <text:p>399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00" calcext:value-type="float">
            <text:p>400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01" calcext:value-type="float">
            <text:p>401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02" calcext:value-type="float">
            <text:p>402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03" calcext:value-type="float">
            <text:p>403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04" calcext:value-type="float">
            <text:p>404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05" calcext:value-type="float">
            <text:p>405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06" calcext:value-type="float">
            <text:p>406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07" calcext:value-type="float">
            <text:p>407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08" calcext:value-type="float">
            <text:p>408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09" calcext:value-type="float">
            <text:p>409.</text:p>
          </table:table-cell>
          <table:table-cell table:style-name="ce4" office:value-type="date" office:date-value="2017-03-15" calcext:value-type="date">
            <text:p>15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10" calcext:value-type="float">
            <text:p>410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11" calcext:value-type="float">
            <text:p>411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12" calcext:value-type="float">
            <text:p>412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13" calcext:value-type="float">
            <text:p>413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14" calcext:value-type="float">
            <text:p>414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15" calcext:value-type="float">
            <text:p>415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16" calcext:value-type="float">
            <text:p>416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17" calcext:value-type="float">
            <text:p>417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18" calcext:value-type="float">
            <text:p>418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19" calcext:value-type="float">
            <text:p>419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20" calcext:value-type="float">
            <text:p>420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21" calcext:value-type="float">
            <text:p>421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22" calcext:value-type="float">
            <text:p>422.</text:p>
          </table:table-cell>
          <table:table-cell table:style-name="ce4" office:value-type="date" office:date-value="2017-03-16" calcext:value-type="date">
            <text:p>1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23" calcext:value-type="float">
            <text:p>423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24" calcext:value-type="float">
            <text:p>424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25" calcext:value-type="float">
            <text:p>425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26" calcext:value-type="float">
            <text:p>426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27" calcext:value-type="float">
            <text:p>427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28" calcext:value-type="float">
            <text:p>428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29" calcext:value-type="float">
            <text:p>429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30" calcext:value-type="float">
            <text:p>430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31" calcext:value-type="float">
            <text:p>431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32" calcext:value-type="float">
            <text:p>432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33" calcext:value-type="float">
            <text:p>433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34" calcext:value-type="float">
            <text:p>434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35" calcext:value-type="float">
            <text:p>435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36" calcext:value-type="float">
            <text:p>436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37" calcext:value-type="float">
            <text:p>437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38" calcext:value-type="float">
            <text:p>438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39" calcext:value-type="float">
            <text:p>439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40" calcext:value-type="float">
            <text:p>440.</text:p>
          </table:table-cell>
          <table:table-cell table:style-name="ce4" office:value-type="date" office:date-value="2017-03-17" calcext:value-type="date">
            <text:p>1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41" calcext:value-type="float">
            <text:p>441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42" calcext:value-type="float">
            <text:p>442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43" calcext:value-type="float">
            <text:p>443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44" calcext:value-type="float">
            <text:p>444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45" calcext:value-type="float">
            <text:p>445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46" calcext:value-type="float">
            <text:p>446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47" calcext:value-type="float">
            <text:p>447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48" calcext:value-type="float">
            <text:p>448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49" calcext:value-type="float">
            <text:p>449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50" calcext:value-type="float">
            <text:p>450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51" calcext:value-type="float">
            <text:p>451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52" calcext:value-type="float">
            <text:p>452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53" calcext:value-type="float">
            <text:p>453.</text:p>
          </table:table-cell>
          <table:table-cell table:style-name="ce4" office:value-type="date" office:date-value="2017-03-18" calcext:value-type="date">
            <text:p>1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54" calcext:value-type="float">
            <text:p>454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55" calcext:value-type="float">
            <text:p>455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56" calcext:value-type="float">
            <text:p>456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57" calcext:value-type="float">
            <text:p>457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58" calcext:value-type="float">
            <text:p>458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59" calcext:value-type="float">
            <text:p>459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60" calcext:value-type="float">
            <text:p>460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61" calcext:value-type="float">
            <text:p>461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62" calcext:value-type="float">
            <text:p>462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63" calcext:value-type="float">
            <text:p>463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64" calcext:value-type="float">
            <text:p>464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65" calcext:value-type="float">
            <text:p>465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66" calcext:value-type="float">
            <text:p>466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67" calcext:value-type="float">
            <text:p>467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68" calcext:value-type="float">
            <text:p>468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69" calcext:value-type="float">
            <text:p>469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70" calcext:value-type="float">
            <text:p>470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71" calcext:value-type="float">
            <text:p>471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72" calcext:value-type="float">
            <text:p>472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73" calcext:value-type="float">
            <text:p>473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74" calcext:value-type="float">
            <text:p>474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75" calcext:value-type="float">
            <text:p>475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76" calcext:value-type="float">
            <text:p>476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77" calcext:value-type="float">
            <text:p>477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78" calcext:value-type="float">
            <text:p>478.</text:p>
          </table:table-cell>
          <table:table-cell table:style-name="ce4" office:value-type="date" office:date-value="2017-03-19" calcext:value-type="date">
            <text:p>1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79" calcext:value-type="float">
            <text:p>479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80" calcext:value-type="float">
            <text:p>480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81" calcext:value-type="float">
            <text:p>481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82" calcext:value-type="float">
            <text:p>482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83" calcext:value-type="float">
            <text:p>483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84" calcext:value-type="float">
            <text:p>484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85" calcext:value-type="float">
            <text:p>485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86" calcext:value-type="float">
            <text:p>486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87" calcext:value-type="float">
            <text:p>487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88" calcext:value-type="float">
            <text:p>488.</text:p>
          </table:table-cell>
          <table:table-cell table:style-name="ce4" office:value-type="date" office:date-value="2017-03-20" calcext:value-type="date">
            <text:p>2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89" calcext:value-type="float">
            <text:p>489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90" calcext:value-type="float">
            <text:p>490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491" calcext:value-type="float">
            <text:p>491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92" calcext:value-type="float">
            <text:p>492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93" calcext:value-type="float">
            <text:p>493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494" calcext:value-type="float">
            <text:p>494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95" calcext:value-type="float">
            <text:p>495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496" calcext:value-type="float">
            <text:p>496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497" calcext:value-type="float">
            <text:p>497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498" calcext:value-type="float">
            <text:p>498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499" calcext:value-type="float">
            <text:p>499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00" calcext:value-type="float">
            <text:p>500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01" calcext:value-type="float">
            <text:p>501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02" calcext:value-type="float">
            <text:p>502.</text:p>
          </table:table-cell>
          <table:table-cell table:style-name="ce4" office:value-type="date" office:date-value="2017-03-21" calcext:value-type="date">
            <text:p>2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03" calcext:value-type="float">
            <text:p>503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04" calcext:value-type="float">
            <text:p>504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05" calcext:value-type="float">
            <text:p>505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06" calcext:value-type="float">
            <text:p>506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07" calcext:value-type="float">
            <text:p>507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08" calcext:value-type="float">
            <text:p>508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09" calcext:value-type="float">
            <text:p>509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10" calcext:value-type="float">
            <text:p>510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11" calcext:value-type="float">
            <text:p>511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12" calcext:value-type="float">
            <text:p>512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13" calcext:value-type="float">
            <text:p>513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14" calcext:value-type="float">
            <text:p>514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15" calcext:value-type="float">
            <text:p>515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16" calcext:value-type="float">
            <text:p>516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17" calcext:value-type="float">
            <text:p>517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18" calcext:value-type="float">
            <text:p>518.</text:p>
          </table:table-cell>
          <table:table-cell table:style-name="ce4" office:value-type="date" office:date-value="2017-03-22" calcext:value-type="date">
            <text:p>22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19" calcext:value-type="float">
            <text:p>519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20" calcext:value-type="float">
            <text:p>520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21" calcext:value-type="float">
            <text:p>521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22" calcext:value-type="float">
            <text:p>522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23" calcext:value-type="float">
            <text:p>523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24" calcext:value-type="float">
            <text:p>524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25" calcext:value-type="float">
            <text:p>525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26" calcext:value-type="float">
            <text:p>526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27" calcext:value-type="float">
            <text:p>527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28" calcext:value-type="float">
            <text:p>528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29" calcext:value-type="float">
            <text:p>529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30" calcext:value-type="float">
            <text:p>530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31" calcext:value-type="float">
            <text:p>531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32" calcext:value-type="float">
            <text:p>532.</text:p>
          </table:table-cell>
          <table:table-cell table:style-name="ce4" office:value-type="date" office:date-value="2017-03-23" calcext:value-type="date">
            <text:p>23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33" calcext:value-type="float">
            <text:p>533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34" calcext:value-type="float">
            <text:p>534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35" calcext:value-type="float">
            <text:p>535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36" calcext:value-type="float">
            <text:p>536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37" calcext:value-type="float">
            <text:p>537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38" calcext:value-type="float">
            <text:p>538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39" calcext:value-type="float">
            <text:p>539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40" calcext:value-type="float">
            <text:p>540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41" calcext:value-type="float">
            <text:p>541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42" calcext:value-type="float">
            <text:p>542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43" calcext:value-type="float">
            <text:p>543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44" calcext:value-type="float">
            <text:p>544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45" calcext:value-type="float">
            <text:p>545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46" calcext:value-type="float">
            <text:p>546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47" calcext:value-type="float">
            <text:p>547.</text:p>
          </table:table-cell>
          <table:table-cell table:style-name="ce4" office:value-type="date" office:date-value="2017-03-24" calcext:value-type="date">
            <text:p>24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48" calcext:value-type="float">
            <text:p>548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49" calcext:value-type="float">
            <text:p>549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50" calcext:value-type="float">
            <text:p>550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51" calcext:value-type="float">
            <text:p>551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52" calcext:value-type="float">
            <text:p>552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53" calcext:value-type="float">
            <text:p>553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54" calcext:value-type="float">
            <text:p>554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55" calcext:value-type="float">
            <text:p>555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56" calcext:value-type="float">
            <text:p>556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57" calcext:value-type="float">
            <text:p>557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58" calcext:value-type="float">
            <text:p>558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59" calcext:value-type="float">
            <text:p>559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60" calcext:value-type="float">
            <text:p>560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61" calcext:value-type="float">
            <text:p>561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62" calcext:value-type="float">
            <text:p>562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63" calcext:value-type="float">
            <text:p>563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64" calcext:value-type="float">
            <text:p>564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65" calcext:value-type="float">
            <text:p>565.</text:p>
          </table:table-cell>
          <table:table-cell table:style-name="ce4" office:value-type="date" office:date-value="2017-03-25" calcext:value-type="date">
            <text:p>25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66" calcext:value-type="float">
            <text:p>566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567" calcext:value-type="float">
            <text:p>567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68" calcext:value-type="float">
            <text:p>568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69" calcext:value-type="float">
            <text:p>569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70" calcext:value-type="float">
            <text:p>570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71" calcext:value-type="float">
            <text:p>571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72" calcext:value-type="float">
            <text:p>572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73" calcext:value-type="float">
            <text:p>573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74" calcext:value-type="float">
            <text:p>574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75" calcext:value-type="float">
            <text:p>575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76" calcext:value-type="float">
            <text:p>576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77" calcext:value-type="float">
            <text:p>577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78" calcext:value-type="float">
            <text:p>578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79" calcext:value-type="float">
            <text:p>579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80" calcext:value-type="float">
            <text:p>580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81" calcext:value-type="float">
            <text:p>581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82" calcext:value-type="float">
            <text:p>582.</text:p>
          </table:table-cell>
          <table:table-cell table:style-name="ce4" office:value-type="date" office:date-value="2017-03-26" calcext:value-type="date">
            <text:p>26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83" calcext:value-type="float">
            <text:p>583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84" calcext:value-type="float">
            <text:p>584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85" calcext:value-type="float">
            <text:p>585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86" calcext:value-type="float">
            <text:p>586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87" calcext:value-type="float">
            <text:p>587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88" calcext:value-type="float">
            <text:p>588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89" calcext:value-type="float">
            <text:p>589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90" calcext:value-type="float">
            <text:p>590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91" calcext:value-type="float">
            <text:p>591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92" calcext:value-type="float">
            <text:p>592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593" calcext:value-type="float">
            <text:p>593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594" calcext:value-type="float">
            <text:p>594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95" calcext:value-type="float">
            <text:p>595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596" calcext:value-type="float">
            <text:p>596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97" calcext:value-type="float">
            <text:p>597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598" calcext:value-type="float">
            <text:p>598.</text:p>
          </table:table-cell>
          <table:table-cell table:style-name="ce4" office:value-type="date" office:date-value="2017-03-27" calcext:value-type="date">
            <text:p>27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599" calcext:value-type="float">
            <text:p>599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00" calcext:value-type="float">
            <text:p>600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01" calcext:value-type="float">
            <text:p>601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02" calcext:value-type="float">
            <text:p>602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03" calcext:value-type="float">
            <text:p>603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04" calcext:value-type="float">
            <text:p>604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05" calcext:value-type="float">
            <text:p>605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06" calcext:value-type="float">
            <text:p>606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07" calcext:value-type="float">
            <text:p>607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08" calcext:value-type="float">
            <text:p>608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09" calcext:value-type="float">
            <text:p>609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10" calcext:value-type="float">
            <text:p>610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11" calcext:value-type="float">
            <text:p>611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12" calcext:value-type="float">
            <text:p>612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13" calcext:value-type="float">
            <text:p>613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14" calcext:value-type="float">
            <text:p>614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15" calcext:value-type="float">
            <text:p>615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16" calcext:value-type="float">
            <text:p>616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17" calcext:value-type="float">
            <text:p>617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18" calcext:value-type="float">
            <text:p>618.</text:p>
          </table:table-cell>
          <table:table-cell table:style-name="ce4" office:value-type="date" office:date-value="2017-03-28" calcext:value-type="date">
            <text:p>28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19" calcext:value-type="float">
            <text:p>619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20" calcext:value-type="float">
            <text:p>620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21" calcext:value-type="float">
            <text:p>621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22" calcext:value-type="float">
            <text:p>622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23" calcext:value-type="float">
            <text:p>623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24" calcext:value-type="float">
            <text:p>624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25" calcext:value-type="float">
            <text:p>625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26" calcext:value-type="float">
            <text:p>626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27" calcext:value-type="float">
            <text:p>627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28" calcext:value-type="float">
            <text:p>628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29" calcext:value-type="float">
            <text:p>629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30" calcext:value-type="float">
            <text:p>630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31" calcext:value-type="float">
            <text:p>631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32" calcext:value-type="float">
            <text:p>632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33" calcext:value-type="float">
            <text:p>633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34" calcext:value-type="float">
            <text:p>634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35" calcext:value-type="float">
            <text:p>635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36" calcext:value-type="float">
            <text:p>636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37" calcext:value-type="float">
            <text:p>637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38" calcext:value-type="float">
            <text:p>638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39" calcext:value-type="float">
            <text:p>639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40" calcext:value-type="float">
            <text:p>640.</text:p>
          </table:table-cell>
          <table:table-cell table:style-name="ce4" office:value-type="date" office:date-value="2017-03-29" calcext:value-type="date">
            <text:p>29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41" calcext:value-type="float">
            <text:p>641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42" calcext:value-type="float">
            <text:p>642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43" calcext:value-type="float">
            <text:p>643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44" calcext:value-type="float">
            <text:p>644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45" calcext:value-type="float">
            <text:p>645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46" calcext:value-type="float">
            <text:p>646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47" calcext:value-type="float">
            <text:p>647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48" calcext:value-type="float">
            <text:p>648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49" calcext:value-type="float">
            <text:p>649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50" calcext:value-type="float">
            <text:p>650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51" calcext:value-type="float">
            <text:p>651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52" calcext:value-type="float">
            <text:p>652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53" calcext:value-type="float">
            <text:p>653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54" calcext:value-type="float">
            <text:p>654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55" calcext:value-type="float">
            <text:p>655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56" calcext:value-type="float">
            <text:p>656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57" calcext:value-type="float">
            <text:p>657.</text:p>
          </table:table-cell>
          <table:table-cell table:style-name="ce4" office:value-type="date" office:date-value="2017-03-30" calcext:value-type="date">
            <text:p>30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58" calcext:value-type="float">
            <text:p>658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59" calcext:value-type="float">
            <text:p>659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60" calcext:value-type="float">
            <text:p>660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61" calcext:value-type="float">
            <text:p>661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62" calcext:value-type="float">
            <text:p>662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63" calcext:value-type="float">
            <text:p>663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64" calcext:value-type="float">
            <text:p>664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65" calcext:value-type="float">
            <text:p>665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66" calcext:value-type="float">
            <text:p>666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67" calcext:value-type="float">
            <text:p>667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68" calcext:value-type="float">
            <text:p>668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69" calcext:value-type="float">
            <text:p>669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70" calcext:value-type="float">
            <text:p>670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71" calcext:value-type="float">
            <text:p>671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72" calcext:value-type="float">
            <text:p>672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73" calcext:value-type="float">
            <text:p>673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74" calcext:value-type="float">
            <text:p>674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75" calcext:value-type="float">
            <text:p>675.</text:p>
          </table:table-cell>
          <table:table-cell table:style-name="ce4" office:value-type="date" office:date-value="2017-03-31" calcext:value-type="date">
            <text:p>31-Ma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76" calcext:value-type="float">
            <text:p>676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77" calcext:value-type="float">
            <text:p>677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78" calcext:value-type="float">
            <text:p>678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79" calcext:value-type="float">
            <text:p>679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80" calcext:value-type="float">
            <text:p>680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81" calcext:value-type="float">
            <text:p>681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82" calcext:value-type="float">
            <text:p>682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83" calcext:value-type="float">
            <text:p>683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84" calcext:value-type="float">
            <text:p>684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85" calcext:value-type="float">
            <text:p>685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86" calcext:value-type="float">
            <text:p>686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87" calcext:value-type="float">
            <text:p>687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88" calcext:value-type="float">
            <text:p>688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689" calcext:value-type="float">
            <text:p>689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90" calcext:value-type="float">
            <text:p>690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91" calcext:value-type="float">
            <text:p>691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692" calcext:value-type="float">
            <text:p>692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93" calcext:value-type="float">
            <text:p>693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694" calcext:value-type="float">
            <text:p>694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695" calcext:value-type="float">
            <text:p>695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96" calcext:value-type="float">
            <text:p>696.</text:p>
          </table:table-cell>
          <table:table-cell table:style-name="ce4" office:value-type="date" office:date-value="2017-04-01" calcext:value-type="date">
            <text:p>01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697" calcext:value-type="float">
            <text:p>697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98" calcext:value-type="float">
            <text:p>698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699" calcext:value-type="float">
            <text:p>699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00" calcext:value-type="float">
            <text:p>700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01" calcext:value-type="float">
            <text:p>701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02" calcext:value-type="float">
            <text:p>702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03" calcext:value-type="float">
            <text:p>703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04" calcext:value-type="float">
            <text:p>704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05" calcext:value-type="float">
            <text:p>705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06" calcext:value-type="float">
            <text:p>706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07" calcext:value-type="float">
            <text:p>707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08" calcext:value-type="float">
            <text:p>708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09" calcext:value-type="float">
            <text:p>709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10" calcext:value-type="float">
            <text:p>710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11" calcext:value-type="float">
            <text:p>711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12" calcext:value-type="float">
            <text:p>712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713" calcext:value-type="float">
            <text:p>713.</text:p>
          </table:table-cell>
          <table:table-cell table:style-name="ce4" office:value-type="date" office:date-value="2017-04-02" calcext:value-type="date">
            <text:p>02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14" calcext:value-type="float">
            <text:p>714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15" calcext:value-type="float">
            <text:p>715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16" calcext:value-type="float">
            <text:p>716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17" calcext:value-type="float">
            <text:p>717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18" calcext:value-type="float">
            <text:p>718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19" calcext:value-type="float">
            <text:p>719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20" calcext:value-type="float">
            <text:p>720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21" calcext:value-type="float">
            <text:p>721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22" calcext:value-type="float">
            <text:p>722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23" calcext:value-type="float">
            <text:p>723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24" calcext:value-type="float">
            <text:p>724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25" calcext:value-type="float">
            <text:p>725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26" calcext:value-type="float">
            <text:p>726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27" calcext:value-type="float">
            <text:p>727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28" calcext:value-type="float">
            <text:p>728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29" calcext:value-type="float">
            <text:p>729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30" calcext:value-type="float">
            <text:p>730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31" calcext:value-type="float">
            <text:p>731.</text:p>
          </table:table-cell>
          <table:table-cell table:style-name="ce4" office:value-type="date" office:date-value="2017-04-03" calcext:value-type="date">
            <text:p>03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32" calcext:value-type="float">
            <text:p>732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733" calcext:value-type="float">
            <text:p>733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34" calcext:value-type="float">
            <text:p>734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35" calcext:value-type="float">
            <text:p>735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36" calcext:value-type="float">
            <text:p>736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37" calcext:value-type="float">
            <text:p>737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38" calcext:value-type="float">
            <text:p>738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39" calcext:value-type="float">
            <text:p>739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40" calcext:value-type="float">
            <text:p>740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41" calcext:value-type="float">
            <text:p>741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42" calcext:value-type="float">
            <text:p>742.</text:p>
          </table:table-cell>
          <table:table-cell table:style-name="ce4" office:value-type="date" office:date-value="2017-04-04" calcext:value-type="date">
            <text:p>04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>
          <table:table-cell table:style-name="ce2" office:value-type="float" office:value="743" calcext:value-type="float">
            <text:p>743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44" calcext:value-type="float">
            <text:p>744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45" calcext:value-type="float">
            <text:p>745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46" calcext:value-type="float">
            <text:p>746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47" calcext:value-type="float">
            <text:p>747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48" calcext:value-type="float">
            <text:p>748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Apple</text:p>
          </table:table-cell>
          <table:table-cell table:number-columns-repeated="16381"/>
        </table:table-row>
        <table:table-row table:style-name="ro1">
          <table:table-cell table:style-name="ce2" office:value-type="float" office:value="749" calcext:value-type="float">
            <text:p>749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Orange</text:p>
          </table:table-cell>
          <table:table-cell table:number-columns-repeated="16381"/>
        </table:table-row>
        <table:table-row table:style-name="ro1">
          <table:table-cell table:style-name="ce2" office:value-type="float" office:value="750" calcext:value-type="float">
            <text:p>750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Grape</text:p>
          </table:table-cell>
          <table:table-cell table:number-columns-repeated="16381"/>
        </table:table-row>
        <table:table-row table:style-name="ro1">
          <table:table-cell table:style-name="ce2" office:value-type="float" office:value="751" calcext:value-type="float">
            <text:p>751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52" calcext:value-type="float">
            <text:p>752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53" calcext:value-type="float">
            <text:p>753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Mango</text:p>
          </table:table-cell>
          <table:table-cell table:number-columns-repeated="16381"/>
        </table:table-row>
        <table:table-row table:style-name="ro1">
          <table:table-cell table:style-name="ce2" office:value-type="float" office:value="754" calcext:value-type="float">
            <text:p>754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Strawberry</text:p>
          </table:table-cell>
          <table:table-cell table:number-columns-repeated="16381"/>
        </table:table-row>
        <table:table-row table:style-name="ro1">
          <table:table-cell table:style-name="ce2" office:value-type="float" office:value="755" calcext:value-type="float">
            <text:p>755.</text:p>
          </table:table-cell>
          <table:table-cell table:style-name="ce4" office:value-type="date" office:date-value="2017-04-05" calcext:value-type="date">
            <text:p>05-Apr-17</text:p>
          </table:table-cell>
          <table:table-cell table:style-name="ce5" office:value-type="string" calcext:value-type="string">
            <text:p>Banana</text:p>
          </table:table-cell>
          <table:table-cell table:number-columns-repeated="16381"/>
        </table:table-row>
        <table:table-row table:style-name="ro1" table:number-rows-repeated="10478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1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3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p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0" number:min-decimal-places="0" number:min-integer-digits="3"/>
      <number:text>.</number:text>
    </number:number-style>
    <number:date-style style:name="N13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37P0" style:volatile="true">
      <number:day number:style="long"/>
      <number:text>-</number:text>
      <number:month number:textual="true"/>
      <number:text>-</number:text>
      <number:year/>
    </number:date-style>
    <number:text-style style:name="N137">
      <number:text-content/>
      <style:map style:condition="value()&lt;=1.7976931348623157E+308" style:apply-style-name="N13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10-26T13:34:48</meta:creation-date>
    <dc:date>2023-11-05T22:43:20.983539358</dc:date>
    <meta:generator>LibreOffice/7.5.8.2$Linux_X86_64 LibreOffice_project/50$Build-2</meta:generator>
    <meta:editing-duration>PT29S</meta:editing-duration>
    <meta:editing-cycles>1</meta:editing-cycles>
    <meta:document-statistic meta:table-count="1" meta:cell-count="2268" meta:object-count="0"/>
    <meta:user-defined meta:name="AppVersion">3.1</meta:user-defined>
  </office:meta>
</office:document-meta>
</file>